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6.463cm" svg:x="1.758cm" svg:y="2.037cm">
          <draw:text-box>
            <text:p>8上-英语-人教版 unit 5</text:p>
            <text:p/>
            <text:p/>
            <text:p>pepper / carrot / onion / potato / tomato / cabbage / celery </text:p>
            <text:p/>
            <text:p>tablespoon / teaspoon </text:p>
            <text:p/>
            <text:p>bake / stir / fry / stew / steam</text:p>
            <text:p/>
            <text:p>oven / microwave</text:p>
            <text:p/>
            <text:p>oil / vinegar / soy sauce / salt / sugar </text:p>
            <text:p/>
            <text:p>college / university</text:p>
            <text:p/>
            <text:p>pumpkin / watermelon / melon</text:p>
            <text:p/>
            <text:p>Christmas / Thanksgiving / Easter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8M58S</meta:editing-duration>
    <meta:editing-cycles>12</meta:editing-cycles>
    <meta:generator>OpenOffice/4.1.15$Win32 OpenOffice.org_project/4115m2$Build-9813</meta:generator>
    <dc:date>2025-11-06T09:37:30.20</dc:date>
    <meta:document-statistic meta:object-count="24"/>
  </office:meta>
</office:document-meta>
</file>